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252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5.5425in"/>
    </style:style>
    <style:style style:name="co6" style:family="table-column">
      <style:table-column-properties fo:break-before="auto" style:column-width="0.6591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wrap-option="wrap" fo:border="0.0008in solid #000000"/>
      <style:text-properties fo:hyphenate="false"/>
    </style:style>
    <style:style style:name="ce5" style:family="table-cell" style:parent-style-name="Default" style:data-style-name="N37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H3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number-columns-repeated="2" table:default-cell-style-name="ce5"/>
        <table:table-row table:style-name="ro1">
          <table:table-cell table:style-name="ce1" office:value-type="string">
            <text:p>Gestion de tareas de proyecto de Miguel Ruiz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>
            <text:p>CRE 2010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SUBAREA</text:p>
          </table:table-cell>
          <table:table-cell table:style-name="ce2" office:value-type="string">
            <text:p>ACTIVIDAD</text:p>
          </table:table-cell>
          <table:table-cell table:style-name="ce2" office:value-type="string">
            <text:p>COMENTARIO</text:p>
          </table:table-cell>
          <table:table-cell table:style-name="ce2" office:value-type="string">
            <text:p>FINI</text:p>
          </table:table-cell>
          <table:table-cell table:style-name="ce2" office:value-type="string">
            <text:p>FFI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Actualizacion de ruedas traseras de plataforma</text:p>
          </table:table-cell>
          <table:table-cell office:value-type="string">
            <text:p>Es necesario cambiar las ruedas traseras para que puedas hacer giros. Prueba a hacer giros con la plataforma actual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Pruebas y video de plataforma con giro</text:p>
          </table:table-cell>
          <table:table-cell office:value-type="string">
            <text:p>Prueba las ruedas traseras nuevas y haz una prueba con el giro. Prueba el pilot. Crea un proyecto en sources con las pruebas. Emplea PCCOMMS con todo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Fotos</text:p>
          </table:table-cell>
          <table:table-cell office:value-type="string">
            <text:p>Crea mas fotos desde otros angulos del modelo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SOFTWARE</text:p>
          </table:table-cell>
          <table:table-cell office:value-type="string">
            <text:p>PROGRAMA PRINCIPAL</text:p>
          </table:table-cell>
          <table:table-cell office:value-type="string">
            <text:p>Creacion de proyecto</text:p>
          </table:table-cell>
          <table:table-cell office:value-type="string">
            <text:p>Crea un proyecto que gestione todas las operaciones. En vez de utilizar la carpeta lib para PC-COMMS, crea una que se llame lib-lejos. En el proyecto emplearas mas cosas que no son lejos, por tanto separa las cosas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OFTWARE</text:p>
          </table:table-cell>
          <table:table-cell office:value-type="string">
            <text:p>SIGUE LINEAS</text:p>
          </table:table-cell>
          <table:table-cell office:value-type="string">
            <text:p>Creacion de sigue lineas</text:p>
          </table:table-cell>
          <table:table-cell office:value-type="string">
            <text:p>Empleando ejemplos de otros compañeros crea una clase que gestione el sigue lineas. Emplea 2 sensores de luz.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OFTWARE</text:p>
          </table:table-cell>
          <table:table-cell office:value-type="string">
            <text:p>DETECCION DE OBSTACULOS</text:p>
          </table:table-cell>
          <table:table-cell office:value-type="string">
            <text:p>Pruebas de deteccion de obstaculos</text:p>
          </table:table-cell>
          <table:table-cell table:style-name="ce3" office:value-type="string">
            <text:p>Crea una clase que gestione la de teccion de obstaculos frontales.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FTWARE</text:p>
          </table:table-cell>
          <table:table-cell office:value-type="string">
            <text:p>SIGUE LINEAS</text:p>
          </table:table-cell>
          <table:table-cell office:value-type="string">
            <text:p>Circuito base</text:p>
          </table:table-cell>
          <table:table-cell table:style-name="ce3" office:value-type="string">
            <text:p>Crea un circuito base y crea las marcas de lugares. Haz un video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2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04/10/2011</text:date>, <text:time>16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04-10T16:32:01</meta:creation-date>
    <dc:date>2011-04-10T16:45:42</dc:date>
    <dc:creator>Juan Moral</dc:creator>
    <meta:editing-duration>PT00H13M42S</meta:editing-duration>
    <meta:editing-cycles>2</meta:editing-cycles>
    <meta:generator>OpenOffice.org/3.2$Linux OpenOffice.org_project/320m12$Build-9483</meta:generator>
    <meta:document-statistic meta:table-count="3" meta:cell-count="58" meta:object-count="0"/>
  </office:meta>
</office:document-meta>
</file>